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765" officeooo:paragraph-rsid="001f3765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f3f5f7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265cm" style:contextual-spacing="false" fo:line-height="142%" fo:orphans="2" fo:widows="2" fo:background-color="#f3f5f7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T1" style:family="text">
      <style:text-properties officeooo:rsid="001f3765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2b7fcf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TurtleBot installation</text:span></text:p>
      <text:p text:style-name="Standard"/>
      <text:p text:style-name="P2"><text:span text:style-name="T2">In addition, you will need to install the following debs for </text:span><text:a xlink:type="simple" xlink:href="http://wiki.ros.org/TurtleBot"><text:span text:style-name="T3">TurtleBot</text:span></text:a><text:span text:style-name="T2"> (please update this if you find any errors):</text:span><text:bookmark text:name="turtlebot.2BAC8-Tutorials.2BAC8-indigo.2BAC8-Debs_Installation.line-10"/><text:bookmark text:name="turtlebot.2BAC8-Tutorials.2BAC8-indigo.2BAC8-Debs_Installation.line-11"/></text:p>
      <text:p text:style-name="P3"><text:bookmark text:name="turtlebot.2BAC8-Tutorials.2BAC8-indigo.2BAC8-Debs_Installation.line-12"/><text:bookmark text:name="turtlebot.2BAC8-Tutorials.2BAC8-indigo.2BAC8-Debs_Installation.line-13"/><text:bookmark text:name="turtlebot.2BAC8-Tutorials.2BAC8-indigo.2BAC8-Debs_Installation.line-1-1"/>&gt; sudo apt-get install ros-indigo-turtlebot ros-indigo-turtlebot-apps ros-indigo-turtlebot-interactions ros-indigo-turtlebot-simulator ros-indigo-kobuki-ftdi ros-indigo-rocon-remocon ros-indigo-rocon-qt-library ros-indigo-ar-track-alvar-msgs</text:p>
      <text:p text:style-name="Standard"/>
      <text:p text:style-name="P3">&gt; sudo apt-get install python-rosdep python-wstool ros-indigo-ros</text:p>
      <text:p text:style-name="P4"><text:bookmark text:name="turtlebot.2BAC8-Tutorials.2BAC8-indigo.2BAC8-Source_Installation.line-2-1"/>&gt; sudo rosdep init</text:p>
      <text:p text:style-name="P4"><text:bookmark text:name="turtlebot.2BAC8-Tutorials.2BAC8-indigo.2BAC8-Source_Installation.line-3-1"/>&gt; rosdep update</text:p>
      <text:p text:style-name="Standard"/>
      <text:p text:style-name="P1">launch turtlebot</text:p>
      <text:p text:style-name="P1">$ roslaunch turtlebot_gazebo turtlebot_world.launch</text:p>
      <text:p text:style-name="P1"/>
      <text:p text:style-name="P1">control turtlebot</text:p>
      <text:p text:style-name="P1"/>
      <text:p text:style-name="P1">$ roslaunch turtlebot_teleop keyboard_teleop.laun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37:53.483711542</meta:creation-date>
    <dc:date>2018-03-13T12:40:14.825157229</dc:date>
    <meta:editing-duration>P0D</meta:editing-duration>
    <meta:editing-cycles>1</meta:editing-cycles>
    <meta:document-statistic meta:table-count="0" meta:image-count="0" meta:object-count="0" meta:page-count="1" meta:paragraph-count="10" meta:word-count="60" meta:character-count="614" meta:non-whitespace-character-count="561"/>
    <meta:generator>LibreOffice/4.2.8.2$Linux_X86_64 LibreOffice_project/420m0$Build-2</meta:generator>
  </office:meta>
</office:document-meta>
</file>